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Helvetica" svg:font-family="Helvetica"/>
  </office:font-face-decls>
  <office:automatic-styles>
    <style:style style:name="P1" style:family="paragraph" style:parent-style-name="Standard">
      <style:paragraph-properties style:line-height-at-least="0.2778in"/>
      <style:text-properties style:font-name="Arial" fo:font-size="14.0pt" fo:color="#262626"/>
    </style:style>
    <style:style style:name="P2" style:family="paragraph" style:parent-style-name="Standard">
      <style:paragraph-properties style:line-height-at-least="0.2778in"/>
      <style:text-properties style:font-name="Helvetica" fo:font-size="11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OpinionSlice is a Question/Answer app.</text:p>
      <text:p text:style-name="P1"/>
      <text:p text:style-name="P1">- 9 categories: News, Politics, Business, Tech, Sport, Entertainment, Planet, Lifestyle and Health.</text:p>
      <text:p text:style-name="P1">- Facebook login.</text:p>
      <text:p text:style-name="P1">- Multi-language(English, French)</text:p>
      <text:p text:style-name="P1">- Vote</text:p>
      <text:p text:style-name="P1">- Comment</text:p>
      <text:p text:style-name="P1">- Follow/Unfollow comment</text:p>
      <text:p text:style-name="P1">- Share</text:p>
      <text:p text:style-name="P1">- Search by location and question number</text:p>
      <text:p text:style-name="P1"/>
      <text:p text:style-name="P2">https://play.google.com/store/apps/details?id=com.ben.opinionsl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1</meta:generator>
  </office:meta>
</office:document-meta>
</file>